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2.7cm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cm" svg:stroke-color="#000000" draw:marker-start-width="0.275cm" draw:marker-end-width="0.27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1.652cm" fo:min-width="2.602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fill="none" draw:fill-color="#ffffff" fo:min-height="1.419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cm" svg:stroke-color="#000000" draw:fill="none" draw:fill-color="#ffffff" fo:min-height="0.6cm"/>
    </style:style>
    <style:style style:name="gr24" style:family="graphic" style:parent-style-name="standard">
      <style:graphic-properties svg:stroke-width="0cm" svg:stroke-color="#000000" draw:marker-start-width="0.125cm" draw:marker-end-width="0.125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objectwithoutfill">
      <style:graphic-properties draw:stroke="dash" draw:stroke-dash="Fine_20_Dashed"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27" style:family="graphic" style:parent-style-name="standard">
      <style:graphic-properties svg:stroke-width="0cm" svg:stroke-color="#ffffff" draw:marker-start-width="0.05cm" draw:marker-end-width="0.05cm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objectwithoutfill">
      <style:graphic-properties svg:stroke-width="0cm" svg:stroke-color="#000000" draw:marker-start-width="0.05cm" draw:marker-end-width="0.05cm" draw:fill="solid" draw:fill-color="#9900ff" draw:textarea-vertical-align="middle" fo:padding-top="0.125cm" fo:padding-bottom="0.125cm" fo:padding-left="0.25cm" fo:padding-right="0.25cm"/>
    </style:style>
    <style:style style:name="gr2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666666" fo:font-size="12pt" style:font-size-asian="12pt" style:font-size-complex="12pt"/>
    </style:style>
    <style:style style:name="P6" style:family="paragraph">
      <style:text-properties fo:color="#666666" fo:font-size="12pt" style:font-size-asian="12pt" style:font-size-complex="12pt"/>
    </style:style>
    <style:style style:name="P7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text-properties fo:color="#000000" fo:font-size="12pt" style:font-size-asian="12pt" style:font-size-complex="12pt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3.982cm" svg:y="3.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cm" svg:y1="4cm" svg:x2="19cm" svg:y2="4cm">
            <text:p/>
          </draw:line>
          <draw:g>
            <draw:custom-shape draw:style-name="gr3" draw:text-style-name="P1" draw:layer="layout" svg:width="1.9cm" svg:height="0.5cm" svg:x="16.7cm" svg:y="3.2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7.3cm" svg:y1="3.7cm" svg:x2="17.3cm" svg:y2="3.2cm">
              <text:p/>
            </draw:line>
            <draw:line draw:style-name="gr2" draw:text-style-name="P1" draw:layer="layout" svg:x1="18cm" svg:y1="3.7cm" svg:x2="18cm" svg:y2="3.2cm">
              <text:p/>
            </draw:line>
          </draw:g>
          <draw:line draw:style-name="gr4" draw:text-style-name="P1" draw:layer="layout" svg:x1="18.1cm" svg:y1="3.3cm" svg:x2="18.5cm" svg:y2="3.6cm">
            <text:p/>
          </draw:line>
          <draw:line draw:style-name="gr4" draw:text-style-name="P1" draw:layer="layout" svg:x1="18.1cm" svg:y1="3.6cm" svg:x2="18.5cm" svg:y2="3.3cm">
            <text:p/>
          </draw:line>
          <draw:line draw:style-name="gr5" draw:text-style-name="P1" draw:layer="layout" svg:x1="16.8cm" svg:y1="3.6cm" svg:x2="17.2cm" svg:y2="3.6cm">
            <text:p/>
          </draw:line>
          <draw:custom-shape draw:style-name="gr6" draw:text-style-name="P1" draw:layer="layout" svg:width="0.5cm" svg:height="0.3cm" svg:x="17.4cm" svg:y="3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4.2cm" svg:y="3.3cm">
            <draw:text-box>
              <text:p><text:span text:style-name="T1"><text:s/></text:span><text:span text:style-name="T1">Stock Management Interface</text:span></text:p>
            </draw:text-box>
          </draw:frame>
          <draw:frame draw:style-name="gr8" draw:layer="layout" svg:width="4.5cm" svg:height="2.95cm" svg:x="1.8cm" svg:y="14cm">
            <draw:text-box>
              <text:p/>
            </draw:text-box>
          </draw:frame>
        </draw:g>
        <draw:custom-shape draw:style-name="gr9" draw:text-style-name="P1" draw:layer="layout" svg:width="3.1cm" svg:height="9.9cm" svg:x="15.9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0.5cm" svg:x="16.2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1" draw:layer="layout" svg:width="0.225cm" svg:height="0.184cm" svg:x="16.372cm" svg:y="5.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6.425cm" svg:y1="5.661cm" svg:x2="16.3cm" svg:y2="5.799cm">
            <text:p/>
          </draw:line>
        </draw:g>
        <draw:g>
          <draw:custom-shape draw:style-name="gr13" draw:text-style-name="P1" draw:layer="layout" svg:width="2.8cm" svg:height="0.9cm" svg:x="16.2cm" svg:y="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7.1cm" svg:y1="6.7cm" svg:x2="17.1cm" svg:y2="7.6cm">
            <text:p/>
          </draw:line>
        </draw:g>
        <draw:g>
          <draw:custom-shape draw:style-name="gr13" draw:text-style-name="P1" draw:layer="layout" svg:width="2.8cm" svg:height="0.9cm" svg:x="16.2cm" svg:y="8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7.1cm" svg:y1="8.3cm" svg:x2="17.1cm" svg:y2="9.2cm">
            <text:p/>
          </draw:line>
        </draw:g>
        <draw:g>
          <draw:custom-shape draw:style-name="gr13" draw:text-style-name="P1" draw:layer="layout" svg:width="2.8cm" svg:height="0.9cm" svg:x="16.2cm" svg:y="10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7.1cm" svg:y1="10cm" svg:x2="17.1cm" svg:y2="10.9cm">
            <text:p/>
          </draw:line>
        </draw:g>
        <draw:g>
          <draw:custom-shape draw:style-name="gr13" draw:text-style-name="P1" draw:layer="layout" svg:width="2.8cm" svg:height="0.9cm" svg:x="16.2cm" svg:y="11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7.1cm" svg:y1="11.7cm" svg:x2="17.1cm" svg:y2="12.6cm">
            <text:p/>
          </draw:line>
        </draw:g>
        <draw:g>
          <draw:custom-shape draw:style-name="gr13" draw:text-style-name="P1" draw:layer="layout" svg:width="2.8cm" svg:height="0.9cm" svg:x="16.2cm" svg:y="13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7.1cm" svg:y1="13.3cm" svg:x2="17.1cm" svg:y2="14.2cm">
            <text:p/>
          </draw:line>
        </draw:g>
        <draw:custom-shape draw:style-name="gr15" draw:text-style-name="P1" draw:layer="layout" svg:width="6.7cm" svg:height="1.6cm" svg:x="20.6cm" svg:y="4.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2.7cm" svg:y1="4.9cm" svg:x2="22.7cm" svg:y2="6.5cm">
          <text:p/>
        </draw:line>
        <draw:frame draw:style-name="gr16" draw:text-style-name="P3" draw:layer="layout" svg:width="2.017cm" svg:height="1.249cm" svg:x="20.6cm" svg:y="5.151cm">
          <draw:text-box>
            <text:p text:style-name="P1"><text:span text:style-name="T2">Product</text:span></text:p>
            <text:p text:style-name="P1"><text:span text:style-name="T2">Image</text:span></text:p>
          </draw:text-box>
        </draw:frame>
        <draw:frame draw:style-name="gr17" draw:text-style-name="P4" draw:layer="layout" svg:width="3.7cm" svg:height="1.1cm" svg:x="23.2cm" svg:y="5.3cm">
          <draw:text-box>
            <text:p><text:span text:style-name="T2">Product Name</text:span></text:p>
          </draw:text-box>
        </draw:frame>
        <draw:custom-shape draw:style-name="gr15" draw:text-style-name="P1" draw:layer="layout" svg:width="6.7cm" svg:height="1.6cm" svg:x="20.6cm" svg:y="7.4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2.7cm" svg:y1="7.4cm" svg:x2="22.7cm" svg:y2="9cm">
          <text:p/>
        </draw:line>
        <draw:frame draw:style-name="gr16" draw:text-style-name="P3" draw:layer="layout" svg:width="2.017cm" svg:height="1.249cm" svg:x="20.6cm" svg:y="7.651cm">
          <draw:text-box>
            <text:p text:style-name="P1"><text:span text:style-name="T2">Product</text:span></text:p>
            <text:p text:style-name="P1"><text:span text:style-name="T2">Image</text:span></text:p>
          </draw:text-box>
        </draw:frame>
        <draw:frame draw:style-name="gr17" draw:text-style-name="P4" draw:layer="layout" svg:width="3.7cm" svg:height="1.1cm" svg:x="23.2cm" svg:y="7.8cm">
          <draw:text-box>
            <text:p><text:span text:style-name="T2">Product Name</text:span></text:p>
          </draw:text-box>
        </draw:frame>
        <draw:custom-shape draw:style-name="gr15" draw:text-style-name="P1" draw:layer="layout" svg:width="10.469cm" svg:height="2.5cm" svg:x="4.7cm" svg:y="5.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081cm" svg:y1="5.6cm" svg:x2="8.081cm" svg:y2="8.1cm">
          <text:p/>
        </draw:line>
        <draw:frame draw:style-name="gr18" draw:text-style-name="P5" draw:layer="layout" svg:width="3.152cm" svg:height="1.952cm" svg:x="5.3cm" svg:y="6.292cm">
          <draw:text-box>
            <text:p text:style-name="P1"><text:span text:style-name="T3">Product</text:span></text:p>
            <text:p text:style-name="P1"><text:span text:style-name="T3">Image</text:span></text:p>
          </draw:text-box>
        </draw:frame>
        <draw:frame draw:style-name="gr19" draw:text-style-name="P6" draw:layer="layout" svg:width="5.781cm" svg:height="1.719cm" svg:x="10.063cm" svg:y="6.425cm">
          <draw:text-box>
            <text:p><text:span text:style-name="T3">Product Name</text:span></text:p>
          </draw:text-box>
        </draw:frame>
        <draw:custom-shape draw:style-name="gr20" draw:text-style-name="P1" draw:layer="layout" svg:width="3.8cm" svg:height="10.6cm" svg:x="15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0.5cm" svg:height="0.7cm" svg:x="4.6cm" svg:y="9.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216cm" svg:height="0.725cm" svg:x="4.903cm" svg:y="8.459cm">
          <draw:text-box>
            <text:p><text:span text:style-name="T4">Current Stock:</text:span></text:p>
          </draw:text-box>
        </draw:frame>
        <draw:custom-shape draw:style-name="gr9" draw:text-style-name="P1" draw:layer="layout" svg:width="10.5cm" svg:height="0.7cm" svg:x="4.6cm" svg:y="10.5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6cm" svg:y1="9.4cm" svg:x2="11.6cm" svg:y2="10.1cm">
          <text:p/>
        </draw:line>
        <draw:line draw:style-name="gr22" draw:text-style-name="P1" draw:layer="layout" svg:x1="11.6cm" svg:y1="10.5cm" svg:x2="11.6cm" svg:y2="11.2cm">
          <text:p/>
        </draw:line>
        <draw:frame draw:style-name="gr21" draw:text-style-name="P8" draw:layer="layout" svg:width="3.364cm" svg:height="0.725cm" svg:x="5.9cm" svg:y="9.4cm">
          <draw:text-box>
            <text:p><text:span text:style-name="T5">Location Name</text:span></text:p>
          </draw:text-box>
        </draw:frame>
        <draw:frame draw:style-name="gr21" draw:text-style-name="P8" draw:layer="layout" svg:width="3.364cm" svg:height="0.725cm" svg:x="5.9cm" svg:y="10.501cm">
          <draw:text-box>
            <text:p><text:span text:style-name="T5">Location Name</text:span></text:p>
          </draw:text-box>
        </draw:frame>
        <draw:frame draw:style-name="gr23" draw:text-style-name="P8" draw:layer="layout" svg:width="3.4cm" svg:height="0.85cm" svg:x="12.2cm" svg:y="9.4cm">
          <draw:text-box>
            <text:p><text:span text:style-name="T5">Stock</text:span></text:p>
          </draw:text-box>
        </draw:frame>
        <draw:frame draw:style-name="gr23" draw:text-style-name="P8" draw:layer="layout" svg:width="3.4cm" svg:height="0.85cm" svg:x="12.2cm" svg:y="10.5cm">
          <draw:text-box>
            <text:p><text:span text:style-name="T5">Stock</text:span></text:p>
          </draw:text-box>
        </draw:frame>
        <draw:g>
          <draw:custom-shape draw:style-name="gr24" draw:text-style-name="P1" draw:layer="layout" svg:width="3.6cm" svg:height="1.379cm" svg:x="21.5cm" svg:y="8.32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9" draw:layer="layout" svg:width="2.779cm" svg:height="0.619cm" svg:x="21.421cm" svg:y="8.381cm">
            <draw:text-box>
              <text:p><text:span text:style-name="T6">Edit Product Data</text:span></text:p>
            </draw:text-box>
          </draw:frame>
          <draw:line draw:style-name="gr25" draw:text-style-name="P1" draw:layer="layout" svg:x1="21.7cm" svg:y1="9cm" svg:x2="25.1cm" svg:y2="9cm">
            <text:p/>
          </draw:line>
          <draw:frame draw:style-name="gr26" draw:text-style-name="P9" draw:layer="layout" svg:width="2.6cm" svg:height="0.8cm" svg:x="21.5cm" svg:y="9cm">
            <draw:text-box>
              <text:p><text:span text:style-name="T6">Manage Stock</text:span></text:p>
            </draw:text-box>
          </draw:frame>
          <draw:g>
            <draw:custom-shape draw:style-name="gr27" draw:text-style-name="P1" draw:layer="layout" svg:width="0.575cm" svg:height="0.044cm" draw:transform="skewX (-0.0226892802759263) rotate (-1.26641090524709) translate (25.099cm 8.5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8" draw:text-style-name="P1" draw:layer="layout" svg:x1="24.988cm" svg:y1="8.4cm" svg:x2="24.988cm" svg:y2="8.935cm">
              <text:p/>
            </draw:line>
            <draw:line draw:style-name="gr28" draw:text-style-name="P1" draw:layer="layout" svg:x1="24.988cm" svg:y1="8.4cm" svg:x2="25.4cm" svg:y2="8.812cm">
              <text:p/>
            </draw:line>
            <draw:line draw:style-name="gr28" draw:text-style-name="P1" draw:layer="layout" svg:x1="25.194cm" svg:y1="8.812cm" svg:x2="25.4cm" svg:y2="8.812cm">
              <text:p/>
            </draw:line>
            <draw:line draw:style-name="gr28" draw:text-style-name="P1" draw:layer="layout" svg:x1="24.988cm" svg:y1="8.936cm" svg:x2="25.153cm" svg:y2="8.812cm">
              <text:p/>
            </draw:line>
            <draw:line draw:style-name="gr28" draw:text-style-name="P1" draw:layer="layout" svg:x1="25.153cm" svg:y1="8.812cm" svg:x2="25.235cm" svg:y2="9.1cm">
              <text:p/>
            </draw:line>
            <draw:line draw:style-name="gr28" draw:text-style-name="P1" draw:layer="layout" svg:x1="25.194cm" svg:y1="8.812cm" svg:x2="25.276cm" svg:y2="9.059cm">
              <text:p/>
            </draw:line>
            <draw:line draw:style-name="gr28" draw:text-style-name="P1" draw:layer="layout" svg:x1="25.235cm" svg:y1="9.1cm" svg:x2="25.276cm" svg:y2="9.059cm">
              <text:p/>
            </draw:line>
            <draw:custom-shape draw:style-name="gr27" draw:text-style-name="P1" draw:layer="layout" svg:width="0.351cm" svg:height="0.366cm" svg:x="25.003cm" svg:y="8.429cm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draw:g>
          <draw:line draw:style-name="gr29" draw:text-style-name="P1" draw:layer="layout" svg:x1="3.988cm" svg:y1="4.598cm" svg:x2="18.988cm" svg:y2="4.598cm">
            <text:p/>
          </draw:line>
          <draw:frame draw:style-name="gr30" draw:text-style-name="P10" draw:layer="layout" svg:width="4cm" svg:height="0.733cm" svg:x="4.288cm" svg:y="3.965cm">
            <draw:text-box>
              <text:p text:style-name="P10"><text:span text:style-name="T7">Product</text:span></text:p>
            </draw:text-box>
          </draw:frame>
          <draw:line draw:style-name="gr29" draw:text-style-name="P1" draw:layer="layout" svg:x1="6.388cm" svg:y1="3.998cm" svg:x2="6.388cm" svg:y2="4.598cm">
            <text:p/>
          </draw:line>
          <draw:line draw:style-name="gr29" draw:text-style-name="P1" draw:layer="layout" svg:x1="8.488cm" svg:y1="3.998cm" svg:x2="8.488cm" svg:y2="4.598cm">
            <text:p/>
          </draw:line>
          <draw:frame draw:style-name="gr31" draw:text-style-name="P10" draw:layer="layout" svg:width="4cm" svg:height="0.733cm" svg:x="6.688cm" svg:y="3.966cm">
            <draw:text-box>
              <text:p text:style-name="P10"><text:span text:style-name="T7">Stock</text:span></text:p>
            </draw:text-box>
          </draw:frame>
          <draw:line draw:style-name="gr32" draw:text-style-name="P1" draw:layer="layout" svg:x1="10.788cm" svg:y1="3.998cm" svg:x2="10.788cm" svg:y2="4.598cm">
            <text:p/>
          </draw:line>
          <draw:frame draw:style-name="gr31" draw:text-style-name="P10" draw:layer="layout" svg:width="4cm" svg:height="0.733cm" svg:x="8.788cm" svg:y="3.967cm">
            <draw:text-box>
              <text:p text:style-name="P10"><text:span text:style-name="T7">Order</text:span></text:p>
            </draw:text-box>
          </draw:frame>
          <draw:line draw:style-name="gr29" draw:text-style-name="P1" draw:layer="layout" svg:x1="13.488cm" svg:y1="3.998cm" svg:x2="13.488cm" svg:y2="4.598cm">
            <text:p/>
          </draw:line>
          <draw:frame draw:style-name="gr31" draw:text-style-name="P10" draw:layer="layout" svg:width="4cm" svg:height="0.733cm" svg:x="10.988cm" svg:y="3.968cm">
            <draw:text-box>
              <text:p text:style-name="P10"><text:span text:style-name="T7">Employee</text:span></text:p>
            </draw:text-box>
          </draw:frame>
          <draw:line draw:style-name="gr29" draw:text-style-name="P1" draw:layer="layout" svg:x1="16.288cm" svg:y1="3.998cm" svg:x2="16.288cm" svg:y2="4.598cm">
            <text:p/>
          </draw:line>
          <draw:frame draw:style-name="gr31" draw:text-style-name="P10" draw:layer="layout" svg:width="4cm" svg:height="0.733cm" svg:x="13.888cm" svg:y="3.968cm">
            <draw:text-box>
              <text:p text:style-name="P10"><text:span text:style-name="T7">Member</text:span></text:p>
            </draw:text-box>
          </draw:frame>
          <draw:frame draw:style-name="gr31" draw:text-style-name="P10" draw:layer="layout" svg:width="4cm" svg:height="0.733cm" svg:x="16.688cm" svg:y="3.971cm">
            <draw:text-box>
              <text:p text:style-name="P10"><text:span text:style-name="T7">Help</text:span></text:p>
            </draw:text-box>
          </draw:frame>
        </draw:g>
        <draw:custom-shape draw:style-name="gr9" draw:text-style-name="P1" draw:layer="layout" svg:width="10.5cm" svg:height="0.7cm" svg:x="4.6cm" svg:y="12.88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6cm" svg:y1="12.887cm" svg:x2="11.6cm" svg:y2="13.587cm">
          <text:p/>
        </draw:line>
        <draw:frame draw:style-name="gr21" draw:text-style-name="P8" draw:layer="layout" svg:width="3.402cm" svg:height="0.725cm" svg:x="6.6cm" svg:y="12.888cm">
          <draw:text-box>
            <text:p><text:span text:style-name="T5">Stock Required</text:span></text:p>
          </draw:text-box>
        </draw:frame>
        <draw:frame draw:style-name="gr33" draw:text-style-name="P4" draw:layer="layout" svg:width="2.09cm" svg:height="0.725cm" svg:x="12.2cm" svg:y="12.938cm">
          <draw:text-box>
            <text:p text:style-name="P4"><text:span text:style-name="T2">Yes / No</text:span></text:p>
          </draw:text-box>
        </draw:frame>
        <draw:custom-shape draw:style-name="gr9" draw:text-style-name="P1" draw:layer="layout" svg:width="2.7cm" svg:height="1cm" svg:x="8.3cm" svg:y="14.4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2.013cm" svg:height="0.962cm" svg:x="8.687cm" svg:y="14.4cm">
          <draw:text-box>
            <text:p>D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3T12:45:20.236000000</dc:date>
    <meta:editing-duration>PT6M20S</meta:editing-duration>
    <meta:editing-cycles>2</meta:editing-cycles>
    <meta:generator>LibreOffice/4.2.5.2$Windows_x86 LibreOffice_project/61cb170a04bb1f12e77c884eab9192be736ec5f5</meta:generator>
    <meta:document-statistic meta:object-count="89"/>
  </office:meta>
</office:document-meta>
</file>